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/>
    <style:style style:name="P3" style:family="paragraph" style:parent-style-name="Standard" style:list-style-name="L1"/>
    <style:style style:name="P4" style:family="paragraph" style:parent-style-name="Standard" style:list-style-name="L1"/>
    <style:style style:name="P5" style:family="paragraph" style:parent-style-name="Standard" style:list-style-name="L1"/>
    <style:style style:name="P6" style:family="paragraph" style:parent-style-name="Standard" style:list-style-name="L1"/>
    <style:style style:name="P7" style:family="paragraph" style:parent-style-name="Standard" style:list-style-name="L1"/>
    <style:style style:name="P8" style:family="paragraph" style:parent-style-name="Standard" style:list-style-name="L1"/>
    <style:style style:name="P9" style:family="paragraph" style:parent-style-name="Standard" style:list-style-name="L1"/>
    <style:style style:name="P10" style:family="paragraph" style:parent-style-name="Standard" style:list-style-name="L1"/>
    <style:style style:name="P11" style:family="paragraph" style:parent-style-name="Standard" style:list-style-name="L1"/>
    <style:style style:name="P12" style:family="paragraph" style:parent-style-name="Standard" style:list-style-name="L1"/>
    <style:style style:name="P13" style:family="paragraph" style:parent-style-name="Standard" style:list-style-name="L1"/>
    <style:style style:name="P14" style:family="paragraph" style:parent-style-name="Standard" style:list-style-name="L1"/>
    <style:style style:name="P15" style:family="paragraph" style:parent-style-name="Standard" style:list-style-name="L1"/>
    <style:style style:name="P16" style:family="paragraph" style:parent-style-name="Standard" style:list-style-name="L1"/>
    <style:style style:name="P17" style:family="paragraph" style:parent-style-name="Standard" style:list-style-name="L1"/>
    <style:style style:name="P18" style:family="paragraph" style:parent-style-name="Standard" style:list-style-name="L1"/>
    <style:style style:name="P19" style:family="paragraph" style:parent-style-name="Standard" style:list-style-name="L1"/>
    <style:style style:name="P20" style:family="paragraph" style:parent-style-name="Standard" style:list-style-name="L1"/>
    <style:style style:name="P21" style:family="paragraph" style:parent-style-name="Standard" style:list-style-name="L1"/>
    <style:style style:name="P22" style:family="paragraph" style:parent-style-name="Standard" style:list-style-name="L1"/>
    <style:style style:name="P23" style:family="paragraph" style:parent-style-name="Standard" style:list-style-name="L1"/>
    <style:style style:name="P24" style:family="paragraph" style:parent-style-name="Standard" style:list-style-name="L1"/>
    <style:style style:name="P25" style:family="paragraph" style:parent-style-name="Standard" style:list-style-name="L1"/>
    <style:style style:name="P26" style:family="paragraph" style:parent-style-name="Standard" style:list-style-name="L1"/>
    <style:style style:name="P27" style:family="paragraph" style:parent-style-name="Standard" style:list-style-name="L1"/>
    <style:style style:name="P28" style:family="paragraph" style:parent-style-name="Standard" style:list-style-name="L1"/>
    <style:style style:name="P29" style:family="paragraph" style:parent-style-name="Standard" style:list-style-name="L1"/>
    <style:style style:name="P30" style:family="paragraph" style:parent-style-name="Standard" style:list-style-name="L1"/>
    <style:style style:name="P31" style:family="paragraph" style:parent-style-name="Standard" style:list-style-name="L1"/>
    <style:style style:name="P32" style:family="paragraph" style:parent-style-name="Standard" style:list-style-name="L1"/>
    <style:style style:name="P33" style:family="paragraph" style:parent-style-name="Standard" style:list-style-name="L1"/>
    <style:style style:name="P34" style:family="paragraph" style:parent-style-name="Standard" style:list-style-name="L1"/>
    <style:style style:name="P35" style:family="paragraph" style:parent-style-name="Standard" style:list-style-name="L1"/>
    <style:style style:name="P36" style:family="paragraph" style:parent-style-name="Standard" style:list-style-name="L1"/>
    <style:style style:name="P37" style:family="paragraph" style:parent-style-name="Standard" style:list-style-name="L1"/>
    <style:style style:name="P38" style:family="paragraph" style:parent-style-name="Standard" style:list-style-name="L1"/>
    <style:style style:name="P39" style:family="paragraph" style:parent-style-name="Standard" style:list-style-name="L1"/>
    <style:style style:name="P40" style:family="paragraph" style:parent-style-name="Standard" style:list-style-name="L1"/>
    <style:style style:name="P41" style:family="paragraph" style:parent-style-name="Standard" style:list-style-name="L1"/>
    <style:style style:name="P42" style:family="paragraph" style:parent-style-name="Standard" style:list-style-name="L1"/>
    <style:style style:name="P43" style:family="paragraph" style:parent-style-name="Standard" style:list-style-name="L1"/>
    <style:style style:name="P44" style:family="paragraph" style:parent-style-name="Standard" style:list-style-name="L1"/>
    <style:style style:name="P45" style:family="paragraph" style:parent-style-name="Standard" style:list-style-name="L1"/>
    <style:style style:name="P46" style:family="paragraph" style:parent-style-name="Standard" style:list-style-name="L1"/>
    <style:style style:name="P47" style:family="paragraph" style:parent-style-name="Standard" style:list-style-name="L1"/>
    <style:style style:name="P48" style:family="paragraph" style:parent-style-name="Standard" style:list-style-name="L1"/>
    <style:style style:name="P49" style:family="paragraph" style:parent-style-name="Standard" style:list-style-name="L1"/>
    <style:style style:name="T1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item>
          <text:p text:style-name="P1">Introduction</text:p>
          <text:list>
            <text:list-item>
              <text:p text:style-name="P1">Target Audience: Developers, DBAs</text:p>
            </text:list-item>
            <text:list-item>
              <text:p text:style-name="P1">Types of time, definitions</text:p>
            </text:list-item>
            <text:list-item>
              <text:p text:style-name="P1">Design</text:p>
            </text:list-item>
            <text:list-item>
              <text:p text:style-name="P1">Types of queries</text:p>
            </text:list-item>
            <text:list-item>
              <text:p text:style-name="P1">Example</text:p>
            </text:list-item>
            <text:list-item>
              <text:p text:style-name="P1">Constraints &amp; Performance</text:p>
            </text:list-item>
          </text:list>
        </text:list-item>
        <text:list-item>
          <text:p text:style-name="P1">Developers &amp; DBAs </text:p>
          <text:list>
            <text:list-item>
              <text:p text:style-name="P1">Present different methodologies for dealing with different types of temporal data</text:p>
            </text:list-item>
            <text:list-item>
              <text:p text:style-name="P1">Avoid pitfalls and confusing aspects of temporal databases</text:p>
            </text:list-item>
            <text:list-item>
              <text:p text:style-name="P1">Not all of these methodologies apply to all applications</text:p>
            </text:list-item>
          </text:list>
        </text:list-item>
        <text:list-item>
          <text:p text:style-name="P1">Definitions</text:p>
          <text:list>
            <text:list-item>
              <text:p text:style-name="P1">Time point: Timestamp, TIMESTAMPTZ</text:p>
            </text:list-item>
            <text:list-item>
              <text:p text:style-name="P1">Time quantity: a definite quantity of time, e.g. “45.2 seconds.” Note that “1 month” is NOT a quantity of time because not all months are equal. </text:p>
            </text:list-item>
            <text:list-item>
              <text:p text:style-name="P1">Consider the SQL: “SELECT '2007-02-14'::timestamptz + '0.5 months' + '1 month';”. This is not equal to “SELECT '2007-02-14'::timestamptz + '1 months' + '0.5 month';”. Commutativity of addition is broken!</text:p>
            </text:list-item>
            <text:list-item>
              <text:p text:style-name="P1">Date parts - “1 month” or “3 years”.</text:p>
            </text:list-item>
          </text:list>
        </text:list-item>
        <text:list-item>
          <text:p text:style-name="P1">Definitions Continued</text:p>
          <text:list>
            <text:list-item>
              <text:p text:style-name="P1">Time interval – NOT a SQL interval, but in the mathematical sense of interval: the set of all points greater than or equal to the first component of the interval, and less than the second component of the interval (closed-open notation).</text:p>
            </text:list-item>
            <text:list-item>
              <text:p text:style-name="P1">We realize that there are conflicting definitions. English is not particularly precise when it comes to time.</text:p>
            </text:list-item>
          </text:list>
        </text:list-item>
        <text:list-item>
          <text:p text:style-name="P1">In the Context of PostgreSQL </text:p>
          <text:list>
            <text:list-item>
              <text:p text:style-name="P1">We assume --enable-integer-datetimes</text:p>
            </text:list-item>
            <text:list-item>
              <text:p text:style-name="P1">Time point: TIMESTAMPTZ</text:p>
            </text:list-item>
            <text:list-item>
              <text:p text:style-name="P1">Time quantity: can easily be represented as an INT8 of microseconds</text:p>
            </text:list-item>
            <text:list-item>
              <text:p text:style-name="P1">PostgreSQL has no real time interval types. That's why many applications are forced to use two TIMESTAMPTZ columns instead of one interval column, leading to awkward queries.</text:p>
            </text:list-item>
          </text:list>
        </text:list-item>
        <text:list-item>
          <text:p text:style-name="P1">Introduce our own t_interval</text:p>
          <text:list>
            <text:list-item>
              <text:p text:style-name="P1">Type t_interval is a real interval type, in the mathematical sense.</text:p>
            </text:list-item>
            <text:list-item>
              <text:p text:style-name="P1">Operations</text:p>
              <text:list>
                <text:list-item>
                  <text:p text:style-name="P1">return t_point: prior, first, last, next</text:p>
                </text:list-item>
                <text:list-item>
                  <text:p text:style-name="P1">return boolean: equals, overlaps, adjacent, contains (“@&gt;”), is_empty, before</text:p>
                </text:list-item>
                <text:list-item>
                  <text:p text:style-name="P1">return t_interval: minus, intersection, union</text:p>
                </text:list-item>
              </text:list>
            </text:list-item>
          </text:list>
        </text:list-item>
        <text:list-item>
          <text:p text:style-name="P1">Design</text:p>
          <text:list>
            <text:list-item>
              <text:p text:style-name="P1">Valid time: “since” and “during” tables</text:p>
              <text:list>
                <text:list-item>
                  <text:p text:style-name="P1">CREATE TABLE r_since( k int primary key, att1 text, att2 text, since t_point);</text:p>
                </text:list-item>
                <text:list-item>
                  <text:p text:style-name="P1">CREATE TABLE r_during( k int, att1 text, att2 text, during t_interval);</text:p>
                </text:list-item>
              </text:list>
            </text:list-item>
            <text:list-item>
              <text:p text:style-name="P1">Transaction time: “log” tables that hold “log_during” attribute.</text:p>
            </text:list-item>
            <text:list-item>
              <text:p text:style-name="P1">No need for “moving point now” when you split “since” and “during” apart.</text:p>
              <text:list>
                <text:list-item>
                  <text:p text:style-name="P1">Natural partitioning</text:p>
                </text:list-item>
              </text:list>
            </text:list-item>
            <text:list-item>
              <text:p text:style-name="P1">“until” tables? (not used often)</text:p>
            </text:list-item>
          </text:list>
        </text:list-item>
        <text:list-item>
          <text:p text:style-name="P1">Design Continued</text:p>
          <text:list>
            <text:list-item>
              <text:p text:style-name="P1">6<text:span text:style-name="T1">th</text:span> Normal Form</text:p>
              <text:list>
                <text:list-item>
                  <text:p text:style-name="P1">Store only one non-key attribute per table</text:p>
                </text:list-item>
                <text:list-item>
                  <text:p text:style-name="P1">Adds complexity, but eliminates redundancy. If one attribute changes and another doesn't, there's no need to re-state that the other attribute is still the same.</text:p>
                </text:list-item>
                <text:list-item>
                  <text:p text:style-name="P1">Used for “diff” queries</text:p>
                </text:list-item>
                <text:list-item>
                  <text:p text:style-name="P1">No need for nulls in 6NF</text:p>
                </text:list-item>
                <text:list-item>
                  <text:p text:style-name="P1">Be careful, the number of relations can explode when you do 6NF</text:p>
                </text:list-item>
              </text:list>
            </text:list-item>
          </text:list>
        </text:list-item>
        <text:list-item>
          <text:p text:style-name="P1">Types of queries</text:p>
          <text:list>
            <text:list-item>
              <text:p text:style-name="P1">What do we currently believe is true currently?</text:p>
            </text:list-item>
            <text:list-item>
              <text:p text:style-name="P1">What do we believe is, was, or will be true, and over what interval of time do we believe that it was, is, or will be true?</text:p>
            </text:list-item>
            <text:list-item>
              <text:p text:style-name="P1">What did we believ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en" fo:country="US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8$Build-9161</meta:generator>
    <meta:initial-creator>Jeff Davis</meta:initial-creator>
    <meta:creation-date>2007-07-21T20:46:06</meta:creation-date>
    <dc:creator>Jeff Davis</dc:creator>
    <dc:date>2007-07-21T21:30:41</dc:date>
    <dc:language>en-US</dc:language>
    <meta:editing-cycles>3</meta:editing-cycles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9" meta:word-count="433" meta:character-count="2662"/>
  </office:meta>
</office:document-meta>
</file>